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ce8"/>
        <table:table-column table:style-name="co2" table:default-cell-style-name="Default"/>
        <table:table-column table:style-name="co1" table:number-columns-repeated="5" table:default-cell-style-name="ce8"/>
        <table:table-row table:style-name="ro1">
          <table:table-cell table:style-name="ce1" office:value-type="string" calcext:value-type="string" table:number-columns-spanned="5" table:number-rows-spanned="1">
            <text:p>Мастер-чип установки времени на станции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Мастер-чип установки номера на станции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 table:number-columns-spanned="1" table:number-rows-spanned="2">
            <text:p>страница</text:p>
          </table:table-cell>
          <table:table-cell table:style-name="ce6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7"/>
          <table:table-cell/>
          <table:table-cell table:style-name="ce6" office:value-type="string" calcext:value-type="string" table:number-columns-spanned="1" table:number-rows-spanned="2">
            <text:p>страница</text:p>
          </table:table-cell>
          <table:table-cell table:style-name="ce6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7"/>
        </table:table-row>
        <table:table-row table:style-name="ro1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7"/>
          <table:table-cell/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7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7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7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7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7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7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год - 2000</text:p>
          </table:table-cell>
          <table:table-cell office:value-type="string" calcext:value-type="string">
            <text:p>день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номер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час</text:p>
          </table:table-cell>
          <table:table-cell office:value-type="string" calcext:value-type="string">
            <text:p>минута</text:p>
          </table:table-cell>
          <table:table-cell office:value-type="string" calcext:value-type="string">
            <text:p>секунда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Мастер-чип перевода в спящий режим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Мастер-чип установки настроек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 table:number-columns-spanned="1" table:number-rows-spanned="2">
            <text:p>страница</text:p>
          </table:table-cell>
          <table:table-cell table:style-name="ce6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7"/>
          <table:table-cell/>
          <table:table-cell table:style-name="ce6" office:value-type="string" calcext:value-type="string" table:number-columns-spanned="1" table:number-rows-spanned="2">
            <text:p>страница</text:p>
          </table:table-cell>
          <table:table-cell table:style-name="ce6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7"/>
        </table:table-row>
        <table:table-row table:style-name="ro1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7"/>
          <table:table-cell/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7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7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7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7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7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7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год - 2000</text:p>
          </table:table-cell>
          <table:table-cell office:value-type="string" calcext:value-type="string">
            <text:p>день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номер или 0</text:p>
          </table:table-cell>
          <table:table-cell office:value-type="string" calcext:value-type="string">
            <text:p>режимы</text:p>
          </table:table-cell>
          <table:table-cell office:value-type="string" calcext:value-type="string">
            <text:p>усиление*32</text:p>
          </table:table-cell>
          <table:table-cell office:value-type="string" calcext:value-type="string">
            <text:p>новый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час</text:p>
          </table:table-cell>
          <table:table-cell office:value-type="string" calcext:value-type="string">
            <text:p>минута</text:p>
          </table:table-cell>
          <table:table-cell office:value-type="string" calcext:value-type="string">
            <text:p>секунда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новый2</text:p>
          </table:table-cell>
          <table:table-cell office:value-type="string" calcext:value-type="string">
            <text:p>новый3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Мастер-чип получения лога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Мастер-чип чтения состояния станции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 table:number-columns-spanned="1" table:number-rows-spanned="2">
            <text:p>страница</text:p>
          </table:table-cell>
          <table:table-cell table:style-name="ce6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7"/>
          <table:table-cell/>
          <table:table-cell table:style-name="ce6" office:value-type="string" calcext:value-type="string" table:number-columns-spanned="1" table:number-rows-spanned="2">
            <text:p>страница</text:p>
          </table:table-cell>
          <table:table-cell table:style-name="ce6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7"/>
        </table:table-row>
        <table:table-row table:style-name="ro1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7"/>
          <table:table-cell/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7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7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7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7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7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7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Time master card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Number master card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 table:number-columns-spanned="1" table:number-rows-spanned="2">
            <text:p>page</text:p>
          </table:table-cell>
          <table:table-cell table:style-name="ce6" office:value-type="string" calcext:value-type="string" table:number-columns-spanned="4" table:number-rows-spanned="1">
            <text:p>bytes</text:p>
          </table:table-cell>
          <table:covered-table-cell table:number-columns-repeated="3" table:style-name="ce7"/>
          <table:table-cell/>
          <table:table-cell table:style-name="ce6" office:value-type="string" calcext:value-type="string" table:number-columns-spanned="1" table:number-rows-spanned="2">
            <text:p>page</text:p>
          </table:table-cell>
          <table:table-cell table:style-name="ce6" office:value-type="string" calcext:value-type="string" table:number-columns-spanned="4" table:number-rows-spanned="1">
            <text:p>bytes</text:p>
          </table:table-cell>
          <table:covered-table-cell table:number-columns-repeated="3" table:style-name="ce7"/>
        </table:table-row>
        <table:table-row table:style-name="ro1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7"/>
          <table:table-cell/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7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7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7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7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7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7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 - 2000</text:p>
          </table:table-cell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Sleep master card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Config master card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 table:number-columns-spanned="1" table:number-rows-spanned="2">
            <text:p>page</text:p>
          </table:table-cell>
          <table:table-cell table:style-name="ce6" office:value-type="string" calcext:value-type="string" table:number-columns-spanned="4" table:number-rows-spanned="1">
            <text:p>bytes</text:p>
          </table:table-cell>
          <table:covered-table-cell table:number-columns-repeated="3" table:style-name="ce7"/>
          <table:table-cell/>
          <table:table-cell table:style-name="ce6" office:value-type="string" calcext:value-type="string" table:number-columns-spanned="1" table:number-rows-spanned="2">
            <text:p>page</text:p>
          </table:table-cell>
          <table:table-cell table:style-name="ce6" office:value-type="string" calcext:value-type="string" table:number-columns-spanned="4" table:number-rows-spanned="1">
            <text:p>bytes</text:p>
          </table:table-cell>
          <table:covered-table-cell table:number-columns-repeated="3" table:style-name="ce7"/>
        </table:table-row>
        <table:table-row table:style-name="ro1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7"/>
          <table:table-cell/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7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7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7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7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7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7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 - 2000</text:p>
          </table:table-cell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 or 0</text:p>
          </table:table-cell>
          <table:table-cell office:value-type="string" calcext:value-type="string">
            <text:p>modes</text:p>
          </table:table-cell>
          <table:table-cell office:value-type="string" calcext:value-type="string">
            <text:p>gain*32</text:p>
          </table:table-cell>
          <table:table-cell office:value-type="string" calcext:value-type="string">
            <text:p>newpass 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wpass 2</text:p>
          </table:table-cell>
          <table:table-cell office:value-type="string" calcext:value-type="string">
            <text:p>newpass 3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Backup master card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State card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 table:number-columns-spanned="1" table:number-rows-spanned="2">
            <text:p>page</text:p>
          </table:table-cell>
          <table:table-cell table:style-name="ce6" office:value-type="string" calcext:value-type="string" table:number-columns-spanned="4" table:number-rows-spanned="1">
            <text:p>bytes</text:p>
          </table:table-cell>
          <table:covered-table-cell table:number-columns-repeated="3" table:style-name="ce7"/>
          <table:table-cell/>
          <table:table-cell table:style-name="ce6" office:value-type="string" calcext:value-type="string" table:number-columns-spanned="1" table:number-rows-spanned="2">
            <text:p>page</text:p>
          </table:table-cell>
          <table:table-cell table:style-name="ce6" office:value-type="string" calcext:value-type="string" table:number-columns-spanned="4" table:number-rows-spanned="1">
            <text:p>bytes</text:p>
          </table:table-cell>
          <table:covered-table-cell table:number-columns-repeated="3" table:style-name="ce7"/>
        </table:table-row>
        <table:table-row table:style-name="ro1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7"/>
          <table:table-cell/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7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7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7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7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7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7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36.01mm" fo:page-height="162.51mm" style:num-format="1" style:print-orientation="landscape" fo:margin-top="1.99mm" fo:margin-bottom="1.99mm" fo:margin-left="1.99mm" fo:margin-right="1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.00.0000</text:date>, <text:time style:data-style-name="N2" text:time-value="13:31:24.93850510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3:20:22.377329719</meta:creation-date>
    <dc:date>2020-04-01T14:48:14.063321515</dc:date>
    <meta:editing-duration>PT57M8S</meta:editing-duration>
    <meta:editing-cycles>58</meta:editing-cycles>
    <meta:generator>LibreOffice/6.0.7.3$Linux_X86_64 LibreOffice_project/00m0$Build-3</meta:generator>
    <meta:document-statistic meta:table-count="1" meta:cell-count="370" meta:object-count="0"/>
  </office:meta>
</office:document-meta>
</file>